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style:snap-to-layout-grid="false"/>
      <style:text-properties fo:language="en" fo:country="US" style:font-size-complex="13pt"/>
    </style:style>
    <style:style style:name="P47"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8" style:family="paragraph" style:parent-style-name="Standard">
      <style:paragraph-properties fo:margin-left="0cm" fo:margin-right="6.985cm" fo:text-indent="0cm" style:auto-text-indent="false"/>
      <style:text-properties style:font-name="Arial"/>
    </style:style>
    <style:style style:name="P49"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1"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2"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3" style:family="paragraph" style:parent-style-name="Standard">
      <style:paragraph-properties fo:margin-left="0.318cm" fo:margin-right="0cm" fo:text-indent="-0.318cm" style:auto-text-indent="false">
        <style:tab-stops/>
      </style:paragraph-properties>
      <style:text-properties style:font-name="Arial"/>
    </style:style>
    <style:style style:name="P54"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5"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6" style:family="paragraph" style:parent-style-name="Standard">
      <style:paragraph-properties fo:margin-left="1.905cm" fo:margin-right="0cm" fo:text-indent="0cm" style:auto-text-indent="false">
        <style:tab-stops/>
      </style:paragraph-properties>
    </style:style>
    <style:style style:name="P57"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8"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9" style:family="paragraph" style:parent-style-name="Standard">
      <style:paragraph-properties style:snap-to-layout-grid="false"/>
      <style:text-properties style:font-size-complex="13pt"/>
    </style:style>
    <style:style style:name="P60" style:family="paragraph" style:parent-style-name="Standard">
      <style:paragraph-properties fo:line-height="150%" fo:text-align="center" style:justify-single-word="false"/>
      <style:text-properties style:font-name="Arial" fo:font-size="14pt" style:font-size-asian="14pt"/>
    </style:style>
    <style:style style:name="P61" style:family="paragraph" style:parent-style-name="Heading_20_1">
      <style:paragraph-properties fo:margin-left="0cm" fo:margin-right="6.985cm" fo:text-align="center" style:justify-single-word="false" fo:text-indent="0cm" style:auto-text-indent="false"/>
      <style:text-properties style:font-name="Arial"/>
    </style:style>
    <style:style style:name="P62"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3" style:family="paragraph" style:parent-style-name="Heading_20_2">
      <style:text-properties style:font-name="Arial"/>
    </style:style>
    <style:style style:name="P6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5"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style:font-name="Arial" style:text-underline-style="none" style:text-underline-mode="continuous" style:text-overline-mode="continuous" style:text-line-through-mode="continuous"/>
    </style:style>
    <style:style style:name="T17" style:family="text">
      <style:text-properties fo:color="#000000" style:font-name="Arial" style:font-name-complex="Arial" style:font-weight-complex="bold"/>
    </style:style>
    <style:style style:name="T18" style:family="text">
      <style:text-properties fo:color="#000000" style:font-name="Arial" style:font-weight-complex="bold"/>
    </style:style>
    <style:style style:name="T19" style:family="text">
      <style:text-properties fo:language="en" fo:country="US"/>
    </style:style>
    <style:style style:name="T20"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
      <text:p text:style-name="P6"/>
      <text:p text:style-name="P37"><draw:custom-shape text:anchor-type="paragraph" draw:z-index="0" draw:name="WordArt 3" draw:style-name="gr1" draw:text-style-name="P65" svg:width="9.842cm" svg:height="3.835cm" svg:x="3.81cm" svg:y="-0.028cm"><text:p text:style-name="P64"><text:span text:style-name="T20">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47"><text:span text:style-name="Absatz-Standardschriftart"><text:span text:style-name="T2">Alexander-von-Humboldt-Schule</text:span></text:span></text:p>
      <text:p text:style-name="P49">(Gymnasium)</text:p>
      <text:h text:style-name="P61" text:outline-level="1">Oberspreestr. 173</text:h>
      <text:p text:style-name="P50">12555 Berlin (Köpenick)</text:p>
      <text:p text:style-name="P51"/>
      <text:h text:style-name="P62" text:outline-level="1"><text:span text:style-name="Absatz-Standardschriftart"><text:span text:style-name="T1">Tel. / </text:span></text:span><text:span text:style-name="Absatz-Standardschriftart"><text:span text:style-name="T1">Fax: (030) 651 97- 88 / - 87</text:span></text:span></text:h>
      <text:p text:style-name="P48"/>
      <text:p text:style-name="P5"/>
      <text:p text:style-name="P5"/>
      <text:h text:style-name="Heading_20_2" text:outline-level="2"><text:span text:style-name="Absatz-Standardschriftart"><text:span text:style-name="T1">Name: <text:s text:c="4"/>Tom Heine<text:tab/><text:tab/><text:tab/><text:tab/><text:tab/>Klasse: </text:span></text:span><text:span text:style-name="Absatz-Standardschriftart"><text:span text:style-name="T16">10.4</text:span></text:span></text:h>
      <text:p text:style-name="Standard"/>
      <text:h text:style-name="P63" text:outline-level="2">Betreuende(r) Lehrer(in): <text:s text:c="4"/>Frau Schöniger</text:h>
      <text:p text:style-name="P9">Name und Anschrift des Betriebes:</text:p>
      <text:p text:style-name="P10">Fraunhofer Institut für Offene Kommunikationssysteme FOKUS</text:p>
      <text:p text:style-name="P10">Forschungsinstitut</text:p>
      <text:p text:style-name="P10">Kaiserin-Augusta-Allee 31</text:p>
      <text:p text:style-name="P10">10589 Berlin</text:p>
      <text:p text:style-name="P11">Betreuung im Betrieb:</text:p>
      <text:h text:style-name="Heading_20_2" text:outline-level="2"><text:span text:style-name="T1">Herr/Frau: <text:s text:c="3"/></text:span>Prof. Dr. Holger Schlingloff <text:span text:style-name="T1"><text:s text:c="4"/>Tel.: <text:s text:c="4"/>____________________</text:span></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2">Allgemeine Regeln für das Verhalten während des Praktikums</text:p>
      <text:p text:style-name="P7"/>
      <text:p text:style-name="P53"/>
      <text:list xml:id="list5844349567039974177" text:style-name="WW8Num6">
        <text:list-item>
          <text:p text:style-name="P58"><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30397117" text:continue-numbering="true" text:style-name="WW8Num6">
        <text:list-item>
          <text:p text:style-name="P58"><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4"/>
      <text:list xml:id="list30404519" text:continue-numbering="true" text:style-name="WW8Num6">
        <text:list-item>
          <text:p text:style-name="P58"><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30407398" text:continue-numbering="true" text:style-name="WW8Num6">
        <text:list-item>
          <text:p text:style-name="P58"><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4"/>
      <text:list xml:id="list30409698" text:continue-numbering="true" text:style-name="WW8Num6">
        <text:list-item>
          <text:p text:style-name="P58"><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4"/>
      <text:list xml:id="list30422702" text:continue-numbering="true" text:style-name="WW8Num6">
        <text:list-item>
          <text:p text:style-name="P58"><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30411579" text:continue-numbering="true" text:style-name="WW8Num6">
        <text:list-item>
          <text:p text:style-name="P58"><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30409779" text:continue-numbering="true" text:style-name="WW8Num6">
        <text:list-item>
          <text:p text:style-name="P58"><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4"/>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9">configurieren </text:span></text:p>
            <text:p text:style-name="P46">umzug in raum mit bessern gegebenheite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8:17-</text:p>
            <text:p text:style-name="P43">9:20-</text:p>
            <text:p text:style-name="P43">16:13-</text:p>
            <text:p text:style-name="P43">17:35</text:p>
          </table:table-cell>
          <table:table-cell table:style-name="Tabelle2.A1" office:value-type="string">
            <text:p text:style-name="P43">ADS-B <text:span text:style-name="T19">library</text:span> installiert und <text:s/>in betrieb genommen</text:p>
            <text:p text:style-name="P43">Grund- und Fehlersuche für 25% CPU Auslastung</text:p>
          </table:table-cell>
          <table:table-cell table:style-name="Tabelle2.D1" office:value-type="string">
            <text:p text:style-name="P43">Verstanden das klare und übersichtliche Programmierung wichtig ist</text:p>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7:27-</text:p>
            <text:p text:style-name="P43">8:40-</text:p>
            <text:p text:style-name="P43">16:20-</text:p>
            <text:p text:style-name="P43">17:32</text:p>
          </table:table-cell>
          <table:table-cell table:style-name="Tabelle2.A1" office:value-type="string">
            <text:p text:style-name="P43">CPU Auslastung versuch Verbesserung durch Update Fehlgenschlagen <text:s/>neu aufsetzen Pi</text:p>
            <text:p text:style-name="P43">Problemlösung Strom auf dem Dach</text:p>
          </table:table-cell>
          <table:table-cell table:style-name="Tabelle2.D1" office:value-type="string">
            <text:p text:style-name="P43">Auch bei einen Backup kann was schief gehen</text:p>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7:30-</text:p>
            <text:p text:style-name="P43">8:42-</text:p>
            <text:p text:style-name="P43">15:16-</text:p>
            <text:p text:style-name="P43">16:34</text:p>
          </table:table-cell>
          <table:table-cell table:style-name="Tabelle2.A1" office:value-type="string">
            <text:p text:style-name="P43">POE Etanet kabeltest mit Messreihe</text:p>
            <text:p text:style-name="P43">Installation w-LAN Modul pi </text:p>
            <text:p text:style-name="P43">Anfang Einrichtung W-LAN Station</text:p>
          </table:table-cell>
          <table:table-cell table:style-name="Tabelle2.D1" office:value-type="string">
            <text:p text:style-name="P43">Software ist nur hilfreich wenn sie auch macht was sie soll</text:p>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8:20-</text:p>
            <text:p text:style-name="P43">9:42-</text:p>
            <text:p text:style-name="P43">16:40-</text:p>
            <text:p text:style-name="P43">17:43</text:p>
          </table:table-cell>
          <table:table-cell table:style-name="Tabelle2.A1" office:value-type="string">
            <text:p text:style-name="P43">Betriebsversammlung, Antrag auf feste IP für Raspberry Pi und LAN Kabel Dach,Antenne mit RPI auf befestigen lassen, funktioniertest mit Ergebnis Fehlgeschlagen durch keinen Empfang</text:p>
          </table:table-cell>
          <table:table-cell table:style-name="Tabelle2.D1" office:value-type="string">
            <text:p text:style-name="P43">Selbst in so einen großen Unternehmen ist die Infrastruktur sehr schnell und trotzdem können Sachen verloren bzw. in Vergessenheit geraten</text:p>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7.22-</text:p>
            <text:p text:style-name="P43">8:34-</text:p>
            <text:p text:style-name="P43">15:58-</text:p>
            <text:p text:style-name="P43">16-20</text:p>
          </table:table-cell>
          <table:table-cell table:style-name="Tabelle2.A1" office:value-type="string">
            <text:p text:style-name="P43">Fehler-/Problemsuche!,</text:p>
            <text:p text:style-name="P43">Alternativen Findung zu Dach,</text:p>
            <text:p text:style-name="P43">Testverfahren rechere</text:p>
          </table:table-cell>
          <table:table-cell table:style-name="Tabelle2.D1" office:value-type="string">
            <text:p text:style-name="P43">Man kann nicht immer an alles denken</text:p>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8:25-</text:p>
            <text:p text:style-name="P43">9:48-</text:p>
            <text:p text:style-name="P43">16:10-</text:p>
            <text:p text:style-name="P43">17:45</text:p>
          </table:table-cell>
          <table:table-cell table:style-name="Tabelle2.A1" office:value-type="string">
            <text:p text:style-name="P43">Test der Testmöglichkeit(ohne Erfolg), <text:s/>Vorbereitung Alternative zur Datenerfassung, Langzeitauswertung als Test für Standort entwickelt und grafische Karten Darstellung realisiert mit cattodb</text:p>
          </table:table-cell>
          <table:table-cell table:style-name="Tabelle2.D1" office:value-type="string">
            <text:p text:style-name="P43">Man kann nur so viel schaffen wie man zeit hat</text:p>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10:30-</text:p>
            <text:p text:style-name="P43">11:10-</text:p>
          </table:table-cell>
          <table:table-cell table:style-name="Tabelle2.A1" office:value-type="string">
            <text:p text:style-name="P43"/>
            <text:p text:style-name="P42"/>
            <text:p text:style-name="P42"/>
            <text:p text:style-name="P42"><text:soft-page-break/></text:p>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5"/>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7">→</text:span></text:span><text:span text:style-name="Absatz-Standardschriftart"><text:span text:style-name="T18">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6"/>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10-01T10:24:02.23</dc:date>
    <meta:print-date>2015-10-01T10:06:17.58</meta:print-date>
    <meta:editing-cycles>12</meta:editing-cycles>
    <meta:editing-duration>P1DT5H57M38S</meta:editing-duration>
    <dc:creator>Tom Heine</dc:creator>
    <meta:printed-by>Tom Heine</meta:printed-by>
    <meta:document-statistic meta:table-count="3" meta:image-count="0" meta:object-count="0" meta:page-count="7" meta:paragraph-count="175" meta:word-count="1118" meta:character-count="8555"/>
    <meta:user-defined meta:name="Info 1"/>
    <meta:user-defined meta:name="Info 2"/>
    <meta:user-defined meta:name="Info 3"/>
    <meta:user-defined meta:name="Info 4"/>
    <meta:template xlink:type="simple" xlink:actuate="onRequest" xlink:title="" xlink:href="Normal"/>
  </office:meta>
</office:document-meta>
</file>